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ON SANTIAGO INVERSIONES Y SERVICI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241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HUAMAN, JAIME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428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AVEZ ORTEGA, SANTIAGO RICH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6602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3056525</text:p>
          </table:table-cell>
          <table:table-cell table:style-name="Tabla2.A2" office:value-type="string">
            <text:p text:style-name="P9">4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2:2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